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officeooo:rsid="0008696f" officeooo:paragraph-rsid="0008696f" style:font-size-asian="15pt" style:font-weight-asian="bold" style:font-size-complex="15pt" style:font-weight-complex="bold"/>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Standard">
      <style:text-properties fo:font-size="15pt" fo:font-weight="normal" officeooo:rsid="0008696f" officeooo:paragraph-rsid="0008696f" style:font-size-asian="15pt" style:font-weight-asian="normal" style:font-size-complex="15pt" style:font-weight-complex="normal"/>
    </style:style>
    <style:style style:name="P5" style:family="paragraph" style:parent-style-name="Standard">
      <style:text-properties fo:font-size="15pt" fo:font-weight="normal" officeooo:rsid="000a2f91" officeooo:paragraph-rsid="000a2f91" style:font-size-asian="15pt" style:font-weight-asian="normal" style:font-size-complex="15pt" style:font-weight-complex="normal"/>
    </style:style>
    <style:style style:name="P6" style:family="paragraph" style:parent-style-name="Standard">
      <style:text-properties fo:font-size="15pt" fo:font-weight="normal" officeooo:rsid="000bb9e6" officeooo:paragraph-rsid="000bb9e6" style:font-size-asian="15pt" style:font-weight-asian="normal" style:font-size-complex="15pt" style:font-weight-complex="normal"/>
    </style:style>
    <style:style style:name="P7" style:family="paragraph" style:parent-style-name="Standard">
      <style:text-properties fo:font-size="15pt" fo:font-weight="normal" officeooo:rsid="000bd5c5" officeooo:paragraph-rsid="000bd5c5" style:font-size-asian="15pt" style:font-weight-asian="normal" style:font-size-complex="15pt" style:font-weight-complex="normal"/>
    </style:style>
    <style:style style:name="P8" style:family="paragraph" style:parent-style-name="Standard">
      <style:text-properties fo:font-size="15pt" fo:font-weight="normal" officeooo:rsid="000bd5c5" officeooo:paragraph-rsid="000df6fb" style:font-size-asian="15pt" style:font-weight-asian="normal" style:font-size-complex="15pt" style:font-weight-complex="normal"/>
    </style:style>
    <style:style style:name="P9" style:family="paragraph" style:parent-style-name="Standard">
      <style:text-properties fo:font-size="15pt" fo:font-weight="normal" officeooo:rsid="000c7696" officeooo:paragraph-rsid="000c7696" style:font-size-asian="15pt" style:font-weight-asian="normal" style:font-size-complex="15pt" style:font-weight-complex="normal"/>
    </style:style>
    <style:style style:name="P10" style:family="paragraph" style:parent-style-name="Standard">
      <style:text-properties fo:font-size="15pt" fo:font-weight="normal" officeooo:rsid="000c7696" officeooo:paragraph-rsid="000df6fb" style:font-size-asian="15pt" style:font-weight-asian="normal" style:font-size-complex="15pt" style:font-weight-complex="normal"/>
    </style:style>
    <style:style style:name="P11" style:family="paragraph" style:parent-style-name="Standard">
      <style:text-properties fo:font-size="15pt" fo:font-weight="normal" officeooo:rsid="000df6fb" officeooo:paragraph-rsid="000df6fb" style:font-size-asian="15pt" style:font-weight-asian="normal" style:font-size-complex="15pt" style:font-weight-complex="normal"/>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text-properties fo:font-size="15pt" fo:font-weight="normal" style:font-size-asian="15pt" style:font-weight-asian="normal" style:font-size-complex="15pt" style:font-weight-complex="normal"/>
    </style:style>
    <style:style style:name="P15" style:family="paragraph" style:parent-style-name="Standard">
      <style:text-properties fo:font-size="15pt" fo:font-weight="normal" officeooo:rsid="000c7696" officeooo:paragraph-rsid="000df6fb" style:font-size-asian="15pt" style:font-weight-asian="normal" style:font-size-complex="15pt" style:font-weight-complex="normal"/>
    </style:style>
    <style:style style:name="P16" style:family="paragraph" style:parent-style-name="Standard">
      <style:text-properties fo:font-size="15pt" fo:font-weight="normal" officeooo:paragraph-rsid="0012ec9e" style:font-size-asian="15pt" style:font-weight-asian="normal" style:font-size-complex="15pt" style:font-weight-complex="normal"/>
    </style:style>
    <style:style style:name="P17" style:family="paragraph" style:parent-style-name="Standard">
      <style:text-properties fo:font-size="15pt" fo:font-weight="normal" officeooo:rsid="0012ec9e" officeooo:paragraph-rsid="0012ec9e" style:font-size-asian="15pt" style:font-weight-asian="normal" style:font-size-complex="15pt" style:font-weight-complex="normal"/>
    </style:style>
    <style:style style:name="P18" style:family="paragraph" style:parent-style-name="Standard">
      <style:text-properties fo:font-size="15pt" fo:font-weight="normal" officeooo:rsid="000bb9e6" officeooo:paragraph-rsid="0014150d" style:font-size-asian="15pt" style:font-weight-asian="normal" style:font-size-complex="15pt" style:font-weight-complex="normal"/>
    </style:style>
    <style:style style:name="P19" style:family="paragraph" style:parent-style-name="Standard">
      <style:text-properties fo:font-size="15pt" fo:font-weight="normal" officeooo:rsid="000bd5c5" officeooo:paragraph-rsid="0014150d" style:font-size-asian="15pt" style:font-weight-asian="normal" style:font-size-complex="15pt" style:font-weight-complex="normal"/>
    </style:style>
    <style:style style:name="P20"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1" style:family="paragraph" style:parent-style-name="Standard">
      <style:text-properties fo:font-size="15pt" style:text-underline-style="solid" style:text-underline-width="auto" style:text-underline-color="font-color" fo:font-weight="bold" officeooo:rsid="0008696f" officeooo:paragraph-rsid="0008696f" style:font-size-asian="15pt" style:font-weight-asian="bold" style:font-size-complex="15pt" style:font-weight-complex="bold"/>
    </style:style>
    <style:style style:name="P22" style:family="paragraph" style:parent-style-name="Standard">
      <style:text-properties fo:font-size="15pt" style:text-underline-style="solid" style:text-underline-width="auto" style:text-underline-color="font-color" fo:font-weight="bold" officeooo:rsid="0008696f" officeooo:paragraph-rsid="0012ec9e" style:font-size-asian="15pt" style:font-weight-asian="bold" style:font-size-complex="15pt" style:font-weight-complex="bold"/>
    </style:style>
    <style:style style:name="P23" style:family="paragraph" style:parent-style-name="Standard">
      <style:text-properties fo:font-size="15pt" style:text-underline-style="solid" style:text-underline-width="auto" style:text-underline-color="font-color" fo:font-weight="bold" officeooo:rsid="000bb9e6" officeooo:paragraph-rsid="000bb9e6" style:font-size-asian="15pt" style:font-weight-asian="bold" style:font-size-complex="15pt" style:font-weight-complex="bold"/>
    </style:style>
    <style:style style:name="P24" style:family="paragraph" style:parent-style-name="Standard">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25"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0c7696"/>
    </style:style>
    <style:style style:name="T3" style:family="text">
      <style:text-properties officeooo:rsid="000df6fb"/>
    </style:style>
    <style:style style:name="T4" style:family="text">
      <style:text-properties officeooo:rsid="0012ec9e"/>
    </style:style>
    <style:style style:name="T5" style:family="text">
      <style:text-properties officeooo:rsid="0008696f"/>
    </style:style>
    <style:style style:name="T6" style:family="text">
      <style:text-properties officeooo:rsid="001415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ORMALIZATION</text:p>
      <text:p text:style-name="P1"/>
      <text:p text:style-name="P25">¿<text:span text:style-name="T1">Cuál es la normalización.</text:span></text:p>
      <text:p text:style-name="P12">¿Qué problemas diferentes tipos o niveles de dirección de la normalización.</text:p>
      <text:p text:style-name="P12">Cómo normalizar una base de datos.</text:p>
      <text:p text:style-name="P12">¿Cómo saber cuál es el nivel de la normalización es mejor para su base de datos.</text:p>
      <text:p text:style-name="P3"/>
      <text:p text:style-name="P20">¿Qué es la normalización?</text:p>
      <text:p text:style-name="P3">Dependiendo de cómo se diseña una base de datos relacional, puede ser susceptible de modo todo tipo de problemas.</text:p>
      <text:p text:style-name="P3">Por ejemplo:</text:p>
      <text:p text:style-name="P3">❑ Puede contener una gran cantidad de datos duplicados. Esto no sólo desperdicia espacio pero también hace que la actualización de todos esos valores duplicados en una tarea que consume tiempo.</text:p>
      <text:p text:style-name="P3">❑ Puede asociar incorrectamente dos piezas sin relación de datos, de modo que no se puede eliminar uno sin borrar la otra.</text:p>
      <text:p text:style-name="P3"/>
      <text:p text:style-name="P20">Qué es la normalización?</text:p>
      <text:p text:style-name="P3">❑ Puede requerir un dato que debe existir no't con el fin de representar a otra pieza de información que debe existir.</text:p>
      <text:p text:style-name="P3">❑ Se puede limitar el número de valores que se pueden introducir para lo que debería ser una pieza de varios valores de los datos.</text:p>
      <text:p text:style-name="P3"/>
      <text:p text:style-name="P24">¿<text:span text:style-name="T1">Qué es la normalización?</text:span></text:p>
      <text:p text:style-name="P3">Los diferentes niveles de normalización con el fin de débil a fuerte son:</text:p>
      <text:p text:style-name="P3">● Primera Forma Normal (1NF)</text:p>
      <text:p text:style-name="P3">● Segunda Forma Normal (2NF)</text:p>
      <text:p text:style-name="P3">● Tercera Forma Normal (3NF)</text:p>
      <text:p text:style-name="P3">● Boyce-Codd Forma Normal (BCNF)</text:p>
      <text:p text:style-name="P3">● Cuarta Forma Normal (4NF)</text:p>
      <text:p text:style-name="P3">● Quinta Forma Normal (5NF)</text:p>
      <text:p text:style-name="P3">● Dominio / Forma Normal de claves (DKNF)</text:p>
      <text:p text:style-name="P3"/>
      <text:p text:style-name="P22">Primera Forma Normal (1NF)</text:p>
      <text:p text:style-name="P16"><text:tab/><text:span text:style-name="T4">Primera Forma Normal básicamente dice que los datos están en una base de datos. Es una especie de el precio de jugar el juego si quieres ser una base de datos relacional.</text:span></text:p>
      <text:p text:style-name="P17"><text:span text:style-name="T4"><text:tab/>La mayor parte de las propiedades necesarias para estar en 1NF se hacen cumplir automáticamente por cualquier base de datos relacional razonable.</text:span></text:p>
      <text:p text:style-name="P4"/>
      <text:p text:style-name="P21"/>
      <text:p text:style-name="P21"/>
      <text:p text:style-name="P21"><text:soft-page-break/>Primera Forma Normal (1NF)</text:p>
      <text:p text:style-name="P4">Los títulos oficiales de 1NF son:</text:p>
      <text:p text:style-name="P4">1. Cada columna debe tener un nombre único.</text:p>
      <text:p text:style-name="P4">2. El orden de las filas y columnas no importa.</text:p>
      <text:p text:style-name="P4">3. Cada columna debe tener un único tipo de datos.</text:p>
      <text:p text:style-name="P4">4. No hay dos filas pueden contener valores idénticos.</text:p>
      <text:p text:style-name="P4">5. Cada columna debe contener un único valor.</text:p>
      <text:p text:style-name="P4">6. Las columnas no pueden contener grupos repetir.</text:p>
      <text:p text:style-name="P4"/>
      <text:p text:style-name="P21">Primera Forma Normal (1NF)</text:p>
      <text:p text:style-name="P4"><text:tab/>Las dos primeras reglas básicamente son gratis cuando se utiliza un producto de base de datos relacional como Access, SQL Server o MySQL. Todo esto requiere que usted <text:span text:style-name="T4">de nombres a diferentes columnas</text:span>. También realmente no se preocupan por el orden de filas y columnas, aunque cuando se selecciona los datos es probable que desee para especificar el orden en el que se devuelve por el bien de la consistencia.</text:p>
      <text:p text:style-name="P4"><text:tab/>Regla 3 significa dos filas no pueden almacenar diferentes tipos de datos en el mismo columna. Por ejemplo, el campo Valor en una tabla no puede contener una cadena en una fila, una fecha en otro, y un valor de la moneda en un tercero. Esto es casi un regalo de promoción porque los productos de base de datos no permitirán que usted dice, '' Este campo debe contener números o fechas. ''</text:p>
      <text:p text:style-name="P4"><text:tab/>Regla 4 tiene sentido porque, si dos filas contenían valores idénticos, cómo le distinguirlos? La única razón por la que podría tener la tentación de violar este la regla es que si usted no tiene que decirle a las filas de diferencia. Por ejemplo, supongamos que llenar un formulario de pedido para un lápiz, un poco de papel, y una tarántula. Ah, sí, también es necesario otro lápiz para que lo agregue al final.</text:p>
      <text:p text:style-name="P4"><text:tab/>Regla 5 es el que usted podría estar más tentado a violar. A veces un dato</text:p>
      <text:p text:style-name="P4">entidad incluye un concepto que necesita varios valores.</text:p>
      <text:p text:style-name="P4"><text:tab/>Regla 6 significa que no se puede tener varias columnas que contienen valores que no son distinguibles.</text:p>
      <text:p text:style-name="P2"/>
      <text:p text:style-name="P21">Primera Forma Normal (1NF): Ejemplo:</text:p>
      <text:p text:style-name="P4"><text:tab/>La siguiente tabla contiene información sobre vuelos de las aerolíneas. Contiene datos sobre un grupo de dos volar entre Denver y Phoenix y un grupo de tres vuelo de San Diego a Los Angeles. Las dos primeras columnas dan las ciudades de inicio y de destino. La columna final da las ciudades de conexión (si existe) o de la número de conexiones. Las filas se ordenan de manera que los pasajeros de viajeros frecuentes son en la parte superior, en este caso en las tres primeras filas.</text:p>
      <text:p text:style-name="P4">Su misión, si decide aceptarla, es poner esta atrocidad en primer lugar.</text:p>
      <text:p text:style-name="P21"><text:soft-page-break/></text:p>
      <text:p text:style-name="P21">Forma Normal:</text:p>
      <text:p text:style-name="P4"><text:tab/>1. Asegúrese de que cada columna tiene un nombre único. Esta tabla tiene dos columnas Ciudad nombrado. Para solucionar estos problemas (lo siento, quiero decir '' anomalías ''), cambiar el nombre de l<text:span text:style-name="T4">a</text:span>s columnas a Star City y Ciudad de destino.</text:p>
      <text:p text:style-name="P4"><text:tab/>2. Asegúrese de que el orden de las filas y columnas no importa. Si el orden de los asuntos filas, añadir una columna para registrar la información implícita en su posiciones. En este ejemplo, hacer una nueva columna Prioridad y enumerar explícitamente la prioridades de los pasajeros.</text:p>
      <text:p text:style-name="P5"><text:tab/>3. Asegúrese de que cada columna tiene un solo tipo de datos. Si una columna tiene más de un tipo de datos, dividirlo en varias columnas, una para cada tipo de datos. En este caso, la lista de las ciudades de conexión, y ni siquiera registrar el número de ciudades. Sólo contarlos cuando sea necesario.</text:p>
      <text:p text:style-name="P5"><text:tab/>4. Asegúrese de que no hay dos filas pueden contener valores idénticos. Si dos filas contienen valores idénticos, agregar un campo para diferenciarlos. En este caso, añadir una columna ID de cliente para que pueda decir a los clientes de distancia.</text:p>
      <text:p text:style-name="P6"><text:tab/>5. Asegúrese de que cada columna contiene un solo valor. Si una columna tiene múltiples valores de datos, dividir a cabo en una nueva tabla. Hacer una nueva tabla de conexiones y mover los datos de conexión allí. Para atar los registros de vuelta a sus filas originales en esta tabla, agregar columnas que corresponden a las columnas de clave primaria de la tabla original (ID de cliente y fecha).</text:p>
      <text:p text:style-name="P6"><text:tab/>6. Haga varias columnas seguro no contienen grupos repetidos. En este ejemplo, es necesario pensar acerca de los dos campos de la ciudad y decidir si contienen valores distinguibles.</text:p>
      <text:p text:style-name="P6"/>
      <text:p text:style-name="P23">Primera Forma Normal (1NF): Solución Ejemplo.</text:p>
      <text:p text:style-name="P6"><text:tab/>1.- Asegúrese de que cada columna tiene un nombre único. Regla 1 dice <text:span text:style-name="T6">que</text:span> cada columna debe tener un nombre único, pero esta tabla tiene dos columnas nombradas City. Esto también viola especie de la regla de que el orden del columnas no se importa porque estamos utilizando el ordenamiento saber que es el comenzar ciudad y que es la ciudad de destino.</text:p>
      <text:p text:style-name="P6">Después de cambiar el nombre de las columnas, la tabla es la siguiente:</text:p>
      <text:p text:style-name="P6"/>
      <text:p text:style-name="P6"/>
      <text:p text:style-name="P6"><text:tab/>2.- Asegúrese de que el orden de las filas y columnas no importa. Si el orden del asuntos filas, añadir una columna para registrar la información implícita en su posiciones.</text:p>
      <text:p text:style-name="P18"><text:tab/></text:p>
      <text:p text:style-name="P18"><text:tab/></text:p>
      <text:p text:style-name="P18"><text:soft-page-break/><text:tab/>Regla 2 dice que el orden de las filas y columnas no importa. Después de hacer el primer cambio, el orden de las columnas no importa nada más porque se puede utilizar los nombres de columna en lugar de su orden de decir que la ciudad es cuál.</text:p>
      <text:p text:style-name="P6"><text:tab/>Sin embargo, usted está utilizando el orden de las filas para determinar qué pasajeros tienen la prioridad más alta (viajeros frecuentes consiguen el caviar y el faisán, mientras que los otros se Twinkies y spam).</text:p>
      <text:p text:style-name="P7"><text:tab/>Para solucionar esto, tomar cualquier concepto el ordenamiento fila representa y moverlo a una nueva columna. Después de realizar una nueva columna Prioridad y enumera explícitamente las prioridades de los pasajeros, el orden de las filas no importa porque puede recuperar la idea original de que tiene mayor prioridad de la nueva columna. Ahora la tabla es la siguiente:</text:p>
      <text:p text:style-name="P7"><text:tab/>3.- Asegúrese de que cada columna tiene un solo tipo de datos. Si una columna tiene más de un tipo de datos, dividirlo en varias columnas, una para cada tipo de datos.</text:p>
      <text:p text:style-name="P7"><text:tab/>Regla 3 dice cada columna debe tener un solo tipo de datos. Aquí las Conexiones columna contiene o bien una lista de ciudades de conexión o el número de conexiones, dos tipos diferentes de datos. Hay por lo menos dos soluciones razonables para este problema (al menos por ahora).</text:p>
      <text:p text:style-name="P7"><text:tab/>4.- Asegúrese de que no hay dos filas pueden contener valores idénticos. Si dos filas contienen valores idénticos, agregar un campo para diferenciarlos.</text:p>
      <text:p text:style-name="P7">Regla 4 dice que no hay dos filas pueden contener valores idénticos. <text:tab/>Desafortunadamente segunda y tercera fila de esta tabla son idénticos. La pregunta ahora es, '' ¿Te importa que no se puede decir estos registros separados? ''</text:p>
      <text:p text:style-name="P7"><text:tab/>Si usted es una, sin corazón, grande aerolínea corporación frío y no le importa que está volando, sólo que alguien está volando, entonces no te importa. En ese caso, agregar un campo Contador a la mesa y lo utilizan para realizar el seguimiento del número de filas idénticas. Este sería el nuevo diseño:</text:p>
      <text:p text:style-name="P7"><text:tab/>Sin embargo, si usted es un amistoso, mamá y papá aerolínea cálido, entonces no importa quién tiene qué vuelo. En ese caso, ¿cuál es la diferencia entre las dos filas idénticas? La respuesta es que representan diferentes clientes por lo que la solución es añadir una columna para diferenciar entre los clientes. Si se agrega una columna ID de cliente, entonces usted no necesita la columna Recuento y la mesa se convierte en:</text:p>
      <text:p text:style-name="P7"><text:tab/>Esto funciona por ahora, pero lo que si uno de estos clientes quiere hacer el mismo viaje más de una vez en diferentes fechas? En ese caso, la tabla tendrá dos registros idénticos de nuevo. Una vez más usted puede preguntarse, ¿cuál es la diferencia entre las dos filas idénticas? La respuesta esta vez es que los viajes tienen lugar en fechas diferentes para que pueda arreglarlo añadiendo una columna en Fecha.</text:p>
      <text:p text:style-name="P19"><text:tab/></text:p>
      <text:p text:style-name="P19"><text:soft-page-break/><text:tab/>Regla 4a dice la tabla debe tener una clave primaria. La combinación de ID de cliente y fecha puede identificar de forma exclusiva las filas. Esto parece una combinación segura porque un cliente no puede tomar dos vuelos al mismo tiempo (aunque se han conocido los clientes a reservar varios vuelos al mismo tiempo y luego cancelar todos menos uno).</text:p>
      <text:p text:style-name="P8"><text:tab/><text:span text:style-name="T2">5.- Asegúrese de que cada columna contiene un solo valor. Si una columna tiene múltiples valores de datos, dividir a cabo en una nueva tabla.</text:span></text:p>
      <text:p text:style-name="P10"><text:tab/>Regla 5 dice cada columna debe contener un único valor. Conexiones columna de este cuadro viola claramente la regla. Para resolver este problema, hacer una nueva tabla de conexiones y mover los datos de conexión allí. Para atar los registros de vuelta a sus filas originales en esta tabla, agregar columnas que corresponden a las columnas de clave primaria de la tabla original (ID de cliente y fecha).</text:p>
      <text:p text:style-name="P9"><text:tab/>Eso solo cambio conduce a un gran problema, sin embargo. Los valores de la columna Conexiones combinado definen implícitamente para las conexiones. El uso de la nueva tabla, no se puede saber qué conexiones vienen antes de que. (A menos que utilice el orden de las filas para decidir qué es lo primero, y usted sabe que no está permitido!)</text:p>
      <text:p text:style-name="P9"><text:tab/>La solución es agregar un campo Número de conexión a la nueva tabla para que pueda encontrar la manera de ordenar las conexiones.</text:p>
      <text:p text:style-name="P10"><text:tab/><text:span text:style-name="T3">6.- Asegúrese de varias columnas no contienen grupos repetidos. En este ejemplo, es necesario pensar acerca de los dos campos de la ciudad y decidir si contienen valores distinguibles.</text:span></text:p>
      <text:p text:style-name="P11"><text:tab/>Regla 6 dice que varias columnas no contienen grupos repetidos. En este ejemplo, los dos campos de la ciudad contienen tipos muy similares de valores: ciudades. A diferencia del ejemplo exterminador descrito anteriormente, sin embargo, estos valores son distinguibles. Inicio y finalización de destino no son la misma cosa, y no son las mismas que las ciudades de conexión. (A pesar de que tenía un agente de viajes una vez que tal vez no han comprendido plenamente la diferencia, a juzgar por el lugar donde mi coche de alquiler estaba reserv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7:14:10</meta:creation-date>
    <dc:date>2015-11-26T19:49:43.430000000</dc:date>
    <meta:editing-duration>PT1H1M41S</meta:editing-duration>
    <meta:editing-cycles>6</meta:editing-cycles>
    <meta:generator>LibreOffice/4.1.1.2$Windows_x86 LibreOffice_project/7e4286b58adc75a14f6d83f53a03b6c11fa2903</meta:generator>
    <meta:document-statistic meta:table-count="0" meta:image-count="0" meta:object-count="0" meta:page-count="5" meta:paragraph-count="74" meta:word-count="1944" meta:character-count="11254" meta:non-whitespace-character-count="9345"/>
  </office:meta>
</office:document-meta>
</file>